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0be22f" officeooo:paragraph-rsid="000be22f"/>
    </style:style>
    <style:style style:name="P2" style:family="paragraph" style:parent-style-name="Text_20_body">
      <style:text-properties officeooo:rsid="000d0e71" officeooo:paragraph-rsid="000d0e71"/>
    </style:style>
    <style:style style:name="P3" style:family="paragraph" style:parent-style-name="Text_20_body">
      <style:text-properties officeooo:rsid="000d0e71" officeooo:paragraph-rsid="000d0e71"/>
    </style:style>
    <style:style style:name="P4" style:family="paragraph" style:parent-style-name="Text_20_body">
      <style:text-properties officeooo:rsid="000d9890" officeooo:paragraph-rsid="000d9890"/>
    </style:style>
    <style:style style:name="P5" style:family="paragraph" style:parent-style-name="Heading_20_1" style:master-page-name="">
      <style:paragraph-properties style:page-number="auto" fo:break-before="page"/>
    </style:style>
    <style:style style:name="P6" style:family="paragraph" style:parent-style-name="Subtitle">
      <style:text-properties officeooo:rsid="000be22f"/>
    </style:style>
    <style:style style:name="P7" style:family="paragraph" style:parent-style-name="Heading_20_3">
      <style:text-properties officeooo:rsid="000be22f" officeooo:paragraph-rsid="000be22f"/>
    </style:style>
    <style:style style:name="P8" style:family="paragraph" style:parent-style-name="Heading_20_2">
      <style:text-properties officeooo:rsid="000be22f" officeooo:paragraph-rsid="000be22f"/>
    </style:style>
    <style:style style:name="P9" style:family="paragraph" style:parent-style-name="Standard">
      <style:text-properties officeooo:rsid="000d9890" officeooo:paragraph-rsid="000d9890"/>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ext-properties officeooo:paragraph-rsid="000d9890"/>
    </style:style>
    <style:style style:name="P12" style:family="paragraph" style:parent-style-name="Standard">
      <style:paragraph-properties fo:margin-left="0cm" fo:margin-right="0cm" fo:text-align="start" style:justify-single-word="false" fo:text-indent="0cm" style:auto-text-indent="false"/>
      <style:text-properties officeooo:rsid="000d9890" officeooo:paragraph-rsid="000d9890"/>
    </style:style>
    <style:style style:name="P13" style:family="paragraph" style:parent-style-name="Standard">
      <style:paragraph-properties fo:margin-left="0cm" fo:margin-right="0cm" fo:text-align="start" style:justify-single-word="false" fo:text-indent="0cm" style:auto-text-indent="false"/>
      <style:text-properties style:font-name="Monaco" fo:font-size="11pt" style:font-size-asian="11pt"/>
    </style:style>
    <style:style style:name="T1" style:family="text">
      <style:text-properties officeooo:rsid="000c9b3b"/>
    </style:style>
    <style:style style:name="T2" style:family="text">
      <style:text-properties fo:color="#7f0055" style:font-name="Monaco" fo:font-size="11pt" fo:font-weight="bold" style:font-size-asian="11pt" style:font-weight-asian="bold"/>
    </style:style>
    <style:style style:name="T3" style:family="text">
      <style:text-properties fo:color="#7f0055" style:font-name="Monaco" fo:font-size="11pt" fo:font-weight="bold" officeooo:rsid="000d9890" style:font-size-asian="11pt" style:font-weight-asian="bold"/>
    </style:style>
    <style:style style:name="T4" style:family="text">
      <style:text-properties fo:color="#000000" style:font-name="Monaco" fo:font-size="11pt" style:font-size-asian="11pt"/>
    </style:style>
    <style:style style:name="T5" style:family="text">
      <style:text-properties fo:color="#000000" style:font-name="Monaco" fo:font-size="11pt" officeooo:rsid="000d9890" style:font-size-asian="11pt"/>
    </style:style>
    <style:style style:name="T6" style:family="text">
      <style:text-properties fo:color="#6a3e3e" style:font-name="Monaco" fo:font-size="11pt" style:font-size-asian="11pt"/>
    </style:style>
    <style:style style:name="T7" style:family="text">
      <style:text-properties fo:color="#6a3e3e" style:font-name="Monaco" fo:font-size="11pt" officeooo:rsid="000d9890" style:font-size-asian="11pt"/>
    </style:style>
    <style:style style:name="T8" style:family="text">
      <style:text-properties fo:color="#0000c0" style:font-name="Monaco" fo:font-size="11pt" fo:font-style="italic" fo:font-weight="bold" style:font-size-asian="11pt" style:font-style-asian="italic" style:font-weight-asian="bold"/>
    </style:style>
    <style:style style:name="T9" style:family="text">
      <style:text-properties fo:color="#0000c0" style:font-name="Monaco" fo:font-size="11pt" fo:font-style="italic" fo:font-weight="bold" officeooo:rsid="000d9890" style:font-size-asian="11pt" style:font-style-asian="italic" style:font-weight-asian="bold"/>
    </style:style>
    <style:style style:name="T10" style:family="text">
      <style:text-properties fo:color="#0000c0" style:font-name="Monaco" fo:font-size="11pt" officeooo:rsid="000d9890" style:font-size-asian="11pt"/>
    </style:style>
    <style:style style:name="T11" style:family="text">
      <style:text-properties fo:color="#2a00ff" style:font-name="Monaco" fo:font-size="11pt" style:font-size-asian="11pt"/>
    </style:style>
    <style:style style:name="T12" style:family="text">
      <style:text-properties fo:color="#2a00ff" style:font-name="Monaco" fo:font-size="11pt" officeooo:rsid="000d9890"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infache Spiele Bibliothek</text:p>
      <text:h text:style-name="Heading_20_1" text:outline-level="1">Einrichten</text:h>
      <text:p text:style-name="P1">Um die Bibliothek nutzen zu können müssen Sie lediglich die Datei EosBase.jar in ihre Entwicklungsumgebung einbinden.</text:p>
      <text:h text:style-name="P7" text:outline-level="3">BlueJ</text:h>
      <text:p text:style-name="P1">Legen Sie ein BlueJ Projekt an. Innerhalb des Projektordners legen Sie den Ordner +libs an. In diesem kopieren Sie die Datei EosBase.jar.</text:p>
      <text:p text:style-name="P1">Alle Bibliotheken aus diesem Ordner werden automatisch geladen.</text:p>
      <text:p text:style-name="P1">Alternativ könnten Sie auch die Einstellungen anpassen und die Jar-Datei explizit aufnehmen. Diese Einstellung gilt jedoch für alle Projekte und ist daher weniger geeignet.</text:p>
      <text:h text:style-name="Heading_20_3" text:outline-level="3">Netbeans</text:h>
      <text:p text:style-name="P1">Legen Sie ein Projekt an. Kopieren Sie die Jar-Datei in das Projekt. Der exakte Ort ist hierbei nicht entscheidend. Ein Unterordner lib ist jedoch zu empfehlen. Nun gehen Sie per Rechtsclick auf das Projekt in die Projekteinstellungen (Properties). Hier wählen Sie Librarys. Und fügen das Jar per add Jar hinzu.</text:p>
      <text:h text:style-name="P8" text:outline-level="2">Grundprinzipien</text:h>
      <text:p text:style-name="P1">Ein Spiel besteht in dieser Engine im Grunde immer aus zwei Teilen. Dem Spiel (Game) ein zentrales Singelton Objekt und den Spielobjekten (Sprite).</text:p>
      <text:p text:style-name="P1">Das Game-Objekt verwaltet alle Sprite-Objekte und stellt Methoden zur Interaktion mit dem Benutzer zur Verfügung.</text:p>
      <text:p text:style-name="P1">Bei den meisten Methoden wird das Game-Objekt direkt als Parameter übergeben, sodass man sich keine Gedanken darüber machen muss woher man das Objekt erhält.</text:p>
      <text:p text:style-name="P1">Bei den Methoden in denen das Game-Objekt nicht übergeben wird sollte auch nicht darauf zugegriffen werden.</text:p>
      <text:p text:style-name="P1">Ein Sprite stellt Objekte innerhalb der Spielwelt dar. Wobei die Objekt nach der Methode der kleinen Schritte simuliert werden. Standardmäßig mit 30 Simulationsschritten pro Sekunde. Diesen Wert kann man beim Initialisieren jedoch anpassen.</text:p>
      <text:p text:style-name="P1">Um einen Sprite zu schreiben erbt man die Klasse Sprite und redefiniert je nach bedarf Methoden.</text:p>
      <text:p text:style-name="P1">Die wichtigsten Methode ist hierbei render(Picture), diese Methode wird immer aufgerufen, wenn der Sprite gezeichnet werden muss. Diese Methode sollte hierbei jedoch auch nichts anderes tun, insbesondere keinerlei Attribute ändern. Der Grund hierfür ist relativ einfach, es kann nicht garantiert werden, wie oft die Methode aufgerufen wird, da die Grafikleistung je nach Rechner sehr unterschiedlich sein können.</text:p>
      <text:p text:style-name="P1">Die zwei<text:span text:style-name="T1">t</text:span>e <text:span text:style-name="T1">M</text:span>ethode die man meist redefiniert ist update(Game), dies<text:span text:style-name="T1">e Methode wird im Mittel genauso oft aufgerufen wie vorher festgelegt wurde (Standard 30 mal pro Sekunde). Hier werden </text:span><text:soft-page-break/><text:span text:style-name="T1">die Attribute verändert. Die Aufrufsequenz kann zwar nicht auf die Millisekunde garantiert werden, dass erlaubt das Betriebssystem schlicht nicht, jedoch werden Schwankungen ausgeglichen sodass der Wert im Mittel ziemlich exakt erreicht wird. Um nun eine Bewegung zu erreichen, verändert man in update die Attribute die das Objekt beschreiben. Bei einer Bewegung etwa die (x/y) Koordinate. Nach jedem update versucht die Engine das Bild neu zu zeichnen, ist der Rechner zu langsam kann auch mal eine Zeichenphase entfallen. Es wird jedoch garantiert das update exakt getaktet aufgerufen wird. Die Bewegung hat also unabhängig vom Rechner immer die selbe Geschwindigkeit. Es spielt hierbei jetzt keine Rolle ob man ein Physikalische Experiment simuliert oder eine Spielfigur eines Spiels. Beides wird mit Hilfe der Methode der kleinen Schritt realisiert.</text:span></text:p>
      <text:p text:style-name="P2">Will man auf Kollisionen zwischen Sprites reagieren benötigt man zwei weitere Methoden.</text:p>
      <text:p text:style-name="P2">Die Methode getShape() muss die Form des Sprites liefern. Ein in die GameEngine integriert Algorithmus prüft, sobald hier andere Werte als null geliefert werden, alle Sprites auf Überlappungen. Stellt der Algorithmus eine überlappung fest wird bei beiden sich überlappenden Sprites die Methode processCollision aufgerufen. Hier kann man nun geeignet auf die Kollision reagieren. Etwa durch den Verlust von Lebenspunkten, Zerstörung von Objekten, Bewegungsänderung durch Reflektion etc.</text:p>
      <text:h text:style-name="P5" text:outline-level="1">Beispiele</text:h>
      <text:h text:style-name="Heading_20_3" text:outline-level="3">Springender Ball</text:h>
      <text:p text:style-name="P4">Um ein Programm mit der Engine zu erstellen benötigt man zuerst eine main-Methode. Selbst in BlueJ sollte man diese anlegen, da es zu umständlich ist jedes mal aufs neue die Objekte manuell zu erzeugen.</text:p>
      <text:p text:style-name="P9"><text:span text:style-name="T2">public</text:span><text:span text:style-name="T4"> </text:span><text:span text:style-name="T2">class</text:span><text:span text:style-name="T4"> Billard {</text:span></text:p>
      <text:p text:style-name="P10"><text:span text:style-name="T4"><text:tab/></text:span><text:span text:style-name="T2">public</text:span><text:span text:style-name="T4"> </text:span><text:span text:style-name="T2">static</text:span><text:span text:style-name="T4"> </text:span><text:span text:style-name="T2">void</text:span><text:span text:style-name="T4"> main(String[] </text:span><text:span text:style-name="T6">args</text:span><text:span text:style-name="T4">) {</text:span></text:p>
      <text:p text:style-name="P10"><text:span text:style-name="T4"><text:tab/><text:tab/>Game </text:span><text:span text:style-name="T6">game</text:span><text:span text:style-name="T4"> = </text:span><text:span text:style-name="T2">new</text:span><text:span text:style-name="T4"> Game(</text:span><text:span text:style-name="T5">2</text:span><text:span text:style-name="T4">00, 200, Color.</text:span><text:span text:style-name="T9">WHITE</text:span><text:span text:style-name="T4">, </text:span><text:span text:style-name="T11">"B</text:span><text:span text:style-name="T12">all</text:span><text:span text:style-name="T11">"</text:span><text:span text:style-name="T4">);</text:span></text:p>
      <text:p text:style-name="P10"><text:span text:style-name="T4"><text:tab/><text:tab/></text:span><text:span text:style-name="T6">game</text:span><text:span text:style-name="T4">.addSprite(</text:span><text:span text:style-name="T2">new</text:span><text:span text:style-name="T4"> B</text:span><text:span text:style-name="T5">all</text:span><text:span text:style-name="T4">(</text:span><text:span text:style-name="T5">)</text:span><text:span text:style-name="T4">);</text:span></text:p>
      <text:p text:style-name="P10"><text:span text:style-name="T4"><text:tab/></text:span><text:span text:style-name="T5">}</text:span></text:p>
      <text:p text:style-name="P12"><text:span text:style-name="T4">}</text:span></text:p>
      <text:p text:style-name="P4">Zuerst erzeugt man ein Game-Objekt. Die ersten beiden Argumente legen die Breite und Höhe des dargestellten Bereichs in Millimeter fest. Hier als 20cm Breite und 20cm hoch. Alle Maße sind Millimeter soweit nicht explizit anders angegeben. Der Grund hierfür liegt darin, dass inzwischen die Pixeldichten so stark variieren das Pixel keine sinnvolle Einheit mehr darstellt. Das dritte Argument ist die Hintergrundfarbe. Das Vierte der Titel des Fensters.</text:p>
      <text:p text:style-name="P4">Ab dieser Zeile läuft das Spiel.</text:p>
      <text:p text:style-name="P4">Im nächsten Schritt werden alle Sprites hinzugefügt. Diesmal nur ein Einzelner Ball. Da Sprites neue Sprites erzeugen können genügt meist ein einzelnes initiales Sprite.</text:p>
      <text:p text:style-name="P9"><text:span text:style-name="T2">public</text:span><text:span text:style-name="T4"> </text:span><text:span text:style-name="T2">class</text:span><text:span text:style-name="T4"> Ball </text:span><text:span text:style-name="T2">extends</text:span><text:span text:style-name="T4"> Sprite {</text:span></text:p>
      <text:p text:style-name="P10"><text:span text:style-name="T4"><text:tab/></text:span><text:span text:style-name="T5">double x, y;</text:span></text:p>
      <text:p text:style-name="P12"><text:span text:style-name="T5"><text:tab/>d</text:span><text:span text:style-name="T4">ouble vx, vy;</text:span></text:p>
      <text:p text:style-name="P13"/>
      <text:p text:style-name="P10"><text:span text:style-name="T4"><text:tab/></text:span><text:span text:style-name="T2">public</text:span><text:span text:style-name="T4"> </text:span><text:span text:style-name="T5">Ball</text:span><text:span text:style-name="T4">() {</text:span></text:p>
      <text:p text:style-name="P10"><text:span text:style-name="T4"><text:tab/><text:tab/></text:span><text:span text:style-name="T2">this</text:span><text:span text:style-name="T4">.</text:span><text:span text:style-name="T5">x = 0;</text:span></text:p>
      <text:p text:style-name="P11"><text:span text:style-name="T4"><text:tab/><text:tab/></text:span><text:span text:style-name="T2">this</text:span><text:span text:style-name="T4">.</text:span><text:span text:style-name="T10">y</text:span><text:span text:style-name="T4"> = </text:span><text:span text:style-name="T5">0</text:span><text:span text:style-name="T4">;</text:span></text:p>
      <text:p text:style-name="P11"><text:span text:style-name="T4"><text:tab/><text:tab/></text:span><text:span text:style-name="T2">this</text:span><text:span text:style-name="T5">.vx = 1;</text:span></text:p>
      <text:p text:style-name="P11"><text:span text:style-name="T5"><text:tab/><text:tab/></text:span><text:span text:style-name="T3">this</text:span><text:span text:style-name="T5">.vy = 0;</text:span></text:p>
      <text:p text:style-name="P10"><text:span text:style-name="T4"><text:tab/>}</text:span></text:p>
      <text:p text:style-name="P13"/>
      <text:p text:style-name="P10"><text:span text:style-name="T4"><text:tab/></text:span><text:span text:style-name="T2">public</text:span><text:span text:style-name="T4"> </text:span><text:span text:style-name="T2">void</text:span><text:span text:style-name="T4"> render(Picture </text:span><text:span text:style-name="T7">p</text:span><text:span text:style-name="T4">) {</text:span></text:p>
      <text:p text:style-name="P10"><text:span text:style-name="T4"><text:tab/><text:tab/></text:span><text:span text:style-name="T7">p</text:span><text:span text:style-name="T4">.setFillColor(Color.</text:span><text:span text:style-name="T8">BLUE</text:span><text:span text:style-name="T4">);</text:span></text:p>
      <text:p text:style-name="P10"><text:span text:style-name="T4"><text:tab/><text:tab/></text:span><text:span text:style-name="T7">p</text:span><text:span text:style-name="T4">.draw</text:span><text:span text:style-name="T5">Ellipse</text:span><text:span text:style-name="T4">(</text:span><text:span text:style-name="T5">x,y,5,5</text:span><text:span text:style-name="T4">);</text:span></text:p>
      <text:p text:style-name="P10"><text:span text:style-name="T4"><text:tab/>}</text:span></text:p>
      <text:p text:style-name="P13"/>
      <text:p text:style-name="P10"><text:span text:style-name="T4"><text:tab/></text:span><text:span text:style-name="T2">public</text:span><text:span text:style-name="T4"> </text:span><text:span text:style-name="T2">void</text:span><text:span text:style-name="T4"> update(Game </text:span><text:span text:style-name="T6">game</text:span><text:span text:style-name="T4">) {</text:span></text:p>
      <text:p text:style-name="P11"><text:span text:style-name="T4"><text:tab/><text:tab/></text:span><text:span text:style-name="T2">this</text:span><text:span text:style-name="T4">.</text:span><text:span text:style-name="T5">x += </text:span><text:span text:style-name="T3">this</text:span><text:span text:style-name="T5">.vx;</text:span></text:p>
      <text:p text:style-name="P11"><text:span text:style-name="T5"><text:tab/><text:tab/></text:span><text:span text:style-name="T3">this</text:span><text:span text:style-name="T5">.y += </text:span><text:span text:style-name="T3">this</text:span><text:span text:style-name="T5">.vy;</text:span></text:p>
      <text:p text:style-name="P11"><text:span text:style-name="T4"><text:tab/><text:tab/></text:span><text:span text:style-name="T2">if</text:span><text:span text:style-name="T4"> (</text:span><text:span text:style-name="T3">this</text:span><text:span text:style-name="T5">.y &lt; -95</text:span><text:span text:style-name="T4">) {</text:span></text:p>
      <text:p text:style-name="P11"><text:span text:style-name="T4"><text:tab/><text:tab/><text:tab/></text:span><text:span text:style-name="T2">this</text:span><text:span text:style-name="T4">.</text:span><text:span text:style-name="T5">vy = Math.abs(</text:span><text:span text:style-name="T3">this</text:span><text:span text:style-name="T5">.vy);</text:span></text:p>
      <text:p text:style-name="P10"><text:span text:style-name="T4"><text:tab/><text:tab/>} </text:span><text:span text:style-name="T5">else {</text:span></text:p>
      <text:p text:style-name="P11"><text:span text:style-name="T4"><text:tab/><text:tab/><text:tab/></text:span><text:span text:style-name="T2">this</text:span><text:span text:style-name="T4">.</text:span><text:span text:style-name="T5">vy = </text:span><text:span text:style-name="T3">this</text:span><text:span text:style-name="T5">.vy – 0.01;</text:span></text:p>
      <text:p text:style-name="P10"><text:span text:style-name="T5"><text:tab/><text:tab/>}</text:span></text:p>
      <text:p text:style-name="P11"><text:span text:style-name="T5"><text:tab/><text:tab/>if ( </text:span><text:span text:style-name="T3">this</text:span><text:span text:style-name="T5">.x &lt; -95) {</text:span></text:p>
      <text:p text:style-name="P11"><text:soft-page-break/><text:span text:style-name="T5"><text:tab/><text:tab/><text:tab/> </text:span><text:span text:style-name="T3">this</text:span><text:span text:style-name="T5">.vx = Math.abs(</text:span><text:span text:style-name="T3">this</text:span><text:span text:style-name="T5">.vx);</text:span></text:p>
      <text:p text:style-name="P12"><text:span text:style-name="T4"><text:tab/><text:tab/>}</text:span></text:p>
      <text:p text:style-name="P11"><text:span text:style-name="T5"><text:tab/><text:tab/>if ( </text:span><text:span text:style-name="T3">this</text:span><text:span text:style-name="T5">.x &gt; 95) {</text:span></text:p>
      <text:p text:style-name="P11"><text:span text:style-name="T5"><text:tab/><text:tab/><text:tab/> </text:span><text:span text:style-name="T3">this</text:span><text:span text:style-name="T5">.vx = -Math.abs(</text:span><text:span text:style-name="T3">this</text:span><text:span text:style-name="T5">.vx);</text:span></text:p>
      <text:p text:style-name="P12"><text:span text:style-name="T4"><text:tab/><text:tab/>}</text:span></text:p>
      <text:p text:style-name="P11"><text:span text:style-name="T5"><text:tab/><text:tab/></text:span></text:p>
      <text:p text:style-name="P10"><text:span text:style-name="T4"><text:tab/>}</text:span></text:p>
      <text:p text:style-name="P4">}</text:p>
      <text:p text:style-name="P4">Der Ball ist nun schon etwas aufwendiger, aber zum Glück sind die Befehle eigentlich sehr logisch. Der Ball benötigt vier Attribute zwei für seine Position und zwei für die Bewegungsgeschwindigkeit. Die Methode render macht nichts weiter als den Ball an seine Position an der Stelle (x|y) in der Farbe blau mit einem Radius von 5mm zu zeichnen. Es ist jedoch wichtig das render die Attribute nur liest aber nicht verändert. Es könnte sonst zu unerwarteten Seiteneffekten kommen.</text:p>
      <text:p text:style-name="P4">Die Methode update führt nun die Methode der kleinen Schritte durch. Hierbei wird zuerst die Position um die Geschwindigkeit erhöht. Danach wird eine Kollisionsabfrage durch geführt. Wenn der Ball das Spielfeld nach unten verlassen würde wird die y Geschwindigkeit nach oben verändert. Der Ball springt auf. Das selbe für die linke und die rechte Bande.</text:p>
      <text:p text:style-name="P4">Wenn der Ball nicht am Boden aufspringt wird seine Geschwindigkeit nach unten erhöht. Die Schwerkraft wirkt. Hierdurch erhält der Ball seine Parabel Flugbah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0:46:28.900649000</meta:creation-date>
    <meta:generator>LibreOffice/4.3.0.4$MacOSX_X86_64 LibreOffice_project/62ad5818884a2fc2e5780dd45466868d41009ec0</meta:generator>
    <dc:date>2016-03-22T11:56:06.108656000</dc:date>
    <meta:editing-duration>PT32M39S</meta:editing-duration>
    <meta:editing-cycles>3</meta:editing-cycles>
    <meta:document-statistic meta:table-count="0" meta:image-count="0" meta:object-count="0" meta:page-count="4" meta:paragraph-count="65" meta:word-count="938" meta:character-count="6271" meta:non-whitespace-character-count="5336"/>
  </office:meta>
</office:document-meta>
</file>